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fo:background-color="#dddddd" fo:border="0.06pt solid #333333"/>
    </style:style>
    <style:style style:name="ce8" style:family="table-cell" style:parent-style-name="Default">
      <style:table-cell-properties fo:background-color="transparent" fo:border="0.06pt solid #333333"/>
    </style:style>
    <style:style style:name="ce1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333333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="0.06pt solid #333333"/>
      <style:text-properties fo:color="#c9211e"/>
    </style:style>
    <style:style style:name="ce7" style:family="table-cell" style:parent-style-name="Default">
      <style:table-cell-properties fo:border="0.06pt solid #333333"/>
      <style:text-properties fo:color="#c9211e"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solid #333333"/>
      <style:text-properties fo:color="#c9211e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5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2" office:value-type="string" calcext:value-type="string">
            <text:p>ISSUE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Puntuación</text:p>
          </table:table-cell>
          <table:table-cell table:style-name="ce22" office:value-type="string" calcext:value-type="string">
            <text:p>Prioridad</text:p>
          </table:table-cell>
          <table:table-cell table:style-name="ce22" office:value-type="string" calcext:value-type="string">
            <text:p>Sprint</text:p>
          </table:table-cell>
          <table:table-cell table:style-name="ce22" office:value-type="string" calcext:value-type="string">
            <text:p>Notas</text:p>
          </table:table-cell>
          <table:table-cell/>
          <table:table-cell table:style-name="ce26" office:value-type="string" calcext:value-type="string" table:number-columns-spanned="2" table:number-rows-spanned="2">
            <text:p>GUÍA PUNTUACIÓN SCRUM*</text:p>
          </table:table-cell>
          <table:covered-table-cell table:style-name="ce31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covered-table-cell table:number-columns-repeated="2" table:style-name="ce31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<text:a xlink:href="https://github.com/mcarmona99/TFG/issues/16" xlink:type="simple">https://github.com/mcarmona99/TFG/issues/16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j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6 horas</text:p>
          </table:table-cell>
        </table:table-row>
        <table:table-row table:style-name="ro3">
          <table:table-cell table:style-name="ce4" office:value-type="string" calcext:value-type="string">
            <text:p>Funcionalidad para datos de mi perfi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/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<text:a xlink:href="https://github.com/mcarmona99/TFG/issues/14" xlink:type="simple">https://github.com/mcarmona99/TFG/issues/14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uy baja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RMINADA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y al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<text:a xlink:href="https://github.com/mcarmona99/TFG/issues/18" xlink:type="simple">https://github.com/mcarmona99/TFG/issues/18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MINADA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17" office:value-type="string" calcext:value-type="string">
            <text:p>7 dias</text:p>
          </table:table-cell>
        </table:table-row>
        <table:table-row table:style-name="ro3">
          <table:table-cell table:style-name="ce8" office:value-type="string" calcext:value-type="string">
            <text:p>Desarrollo de estrategia de trading base para operar</text:p>
          </table:table-cell>
          <table:table-cell table:style-name="ce8"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uy alta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Funcionalidad para backtesting de forma manual</text:p>
          </table:table-cell>
          <table:table-cell table:style-name="ce4" office:value-type="string" calcext:value-type="string">
            <text:p>DEPRECADA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/>
          <table:table-cell/>
          <table:table-cell table:style-name="ce28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table:style-name="ce8" office:value-type="string" calcext:value-type="string">
            <text:p>TO DO</text:p>
          </table:table-cell>
          <table:table-cell table:style-name="ce12"/>
          <table:table-cell office:value-type="string" calcext:value-type="string">
            <text:p>Media</text:p>
          </table:table-cell>
          <table:table-cell/>
          <table:table-cell table:style-name="ce23"/>
          <table:table-cell/>
          <table:covered-table-cell table:number-columns-repeated="2"/>
        </table:table-row>
        <table:table-row table:style-name="ro4">
          <table:table-cell table:style-name="ce4" office:value-type="string" calcext:value-type="string">
            <text:p>Funcionalidad gestión de datos (EPICA)</text:p>
          </table:table-cell>
          <table:table-cell table:style-name="ce4" office:value-type="string" calcext:value-type="string">
            <text:p>DEPRECADA, DATOS A MANO</text:p>
          </table:table-cell>
          <table:table-cell table:style-name="ce6"/>
          <table:table-cell table:style-name="ce6" office:value-type="string" calcext:value-type="string">
            <text:p>Media</text:p>
          </table:table-cell>
          <table:table-cell table:style-name="ce6"/>
          <table:table-cell table:style-name="ce4"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23" office:value-type="string" calcext:value-type="string">
            <text:p>Muy alta</text:p>
          </table:table-cell>
          <table:table-cell office:value-type="string" calcext:value-type="string">
            <text:p>Baja </text:p>
          </table:table-cell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Alta</text:p>
          </table:table-cell>
          <table:table-cell office:value-type="string" calcext:value-type="string">
            <text:p>Muy baja</text:p>
          </table:table-cell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DA</text:p>
          </table:table-cell>
          <table:table-cell/>
          <table:table-cell table:style-name="ce23" office:value-type="string" calcext:value-type="string">
            <text:p>Media</text:p>
          </table:table-cell>
          <table:table-cell/>
        </table:table-row>
        <table:table-row table:style-name="ro3">
          <table:table-cell table:style-name="ce4" office:value-type="string" calcext:value-type="string">
            <text:p>Añadir opcion para parametrizar el analisis de Wyckoff</text:p>
          </table:table-cell>
          <table:table-cell table:style-name="ce4" office:value-type="string" calcext:value-type="string">
            <text:p>DEPRECAD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aja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3">
          <table:table-cell office:value-type="string" calcext:value-type="string">
            <text:p>Los plots resultado se ven como pop ups, pasar a archivos temporales y mostrar en la vista y FIX WYCKOFF</text:p>
          </table:table-cell>
          <table:table-cell office:value-type="string" calcext:value-type="string">
            <text:p><text:a xlink:href="https://github.com/mcarmona99/TFG/issues/20" xlink:type="simple">https://github.com/mcarmona99/TFG/issues/2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baj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MINADA (issue 20)</text:p>
          </table:table-cell>
          <table:table-cell/>
          <table:table-cell office:value-type="string" calcext:value-type="string">
            <text:p>Mas sprints anteriores de investigacion, ampliar</text:p>
          </table:table-cell>
          <table:table-cell/>
        </table:table-row>
        <table:table-row table:style-name="ro3">
          <table:table-cell office:value-type="string" calcext:value-type="string">
            <text:p>Revision de medias moviles</text:p>
          </table:table-cell>
          <table:table-cell office:value-type="string" calcext:value-type="string">
            <text:p>TO DO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1: martes 8 junio – martes 22 junio</text:p>
          </table:table-cell>
          <table:table-cell/>
        </table:table-row>
        <table:table-row table:style-name="ro3">
          <table:table-cell office:value-type="string" calcext:value-type="string">
            <text:p>Typing, docstring y PEP s(seccion de buenas practicas)</text:p>
          </table:table-cell>
          <table:table-cell office:value-type="string" calcext:value-type="string">
            <text:p>TO DO (MEMORIA)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2: martes 22 junio – martes 13 julio</text:p>
          </table:table-cell>
          <table:table-cell/>
        </table:table-row>
        <table:table-row table:style-name="ro3">
          <table:table-cell office:value-type="string" calcext:value-type="string">
            <text:p>Implementar manual de usuario</text:p>
          </table:table-cell>
          <table:table-cell office:value-type="string" calcext:value-type="string">
            <text:p>TO DO (MEMORIA + CODIGO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SPRINT 3: martes 13 julio – sabado 31 julio</text:p>
          </table:table-cell>
          <table:table-cell/>
        </table:table-row>
        <table:table-row table:style-name="ro3">
          <table:table-cell office:value-type="string" calcext:value-type="string">
            <text:p>Testing de la APP</text:p>
          </table:table-cell>
          <table:table-cell office:value-type="string" calcext:value-type="string">
            <text:p>TO DO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4: sabado 31 julio – <text:s/>sabado 14 agosto</text:p>
          </table:table-cell>
          <table:table-cell/>
        </table:table-row>
        <table:table-row table:style-name="ro3">
          <table:table-cell office:value-type="string" calcext:value-type="string">
            <text:p>Preparar venv con requirements</text:p>
          </table:table-cell>
          <table:table-cell office:value-type="string" calcext:value-type="string">
            <text:p>TO DO</text:p>
          </table:table-cell>
          <table:table-cell table:number-columns-repeated="3"/>
          <table:table-cell table:style-name="ce23"/>
          <table:table-cell/>
          <table:table-cell office:value-type="string" calcext:value-type="string">
            <text:p>SPRINT 5: sabado 14 agosto - <text:s/>lunes 30 agosto</text:p>
          </table:table-cell>
          <table:table-cell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office:value-type="float" office:value="5" calcext:value-type="float">
            <text:p>5</text:p>
          </table:table-cell>
          <table:table-cell table:style-name="ce23"/>
          <table:table-cell/>
          <table:table-cell office:value-type="string" calcext:value-type="string">
            <text:p>SPRINT 6: lunes 30 agosto – lunes 6 septiembre</text:p>
          </table:table-cell>
          <table:table-cell/>
        </table:table-row>
        <table:table-row table:style-name="ro3">
          <table:table-cell table:style-name="ce17" table:number-columns-repeated="2"/>
          <table:table-cell table:style-name="ce16" table:number-columns-repeated="3"/>
          <table:table-cell table:style-name="ce17"/>
          <table:table-cell table:number-columns-repeated="3"/>
        </table:table-row>
        <table:table-row table:style-name="ro3">
          <table:table-cell table:style-name="Default" table:number-columns-repeated="6"/>
          <table:table-cell/>
          <table:table-cell table:style-name="ce29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7:16:30.3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9-02T18:35:47.977000000</dc:date>
    <meta:editing-duration>P1DT10H48M43S</meta:editing-duration>
    <meta:editing-cycles>52</meta:editing-cycles>
    <meta:generator>LibreOffice/7.1.1.2$Windows_X86_64 LibreOffice_project/fe0b08f4af1bacafe4c7ecc87ce55bb426164676</meta:generator>
    <meta:document-statistic meta:table-count="1" meta:cell-count="134" meta:object-count="0"/>
  </office:meta>
</office:document-meta>
</file>